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95pt"/>
    </style:style>
    <style:style style:name="co2" style:family="table-column">
      <style:table-column-properties fo:break-before="auto" style:column-width="54.96pt"/>
    </style:style>
    <style:style style:name="co3" style:family="table-column">
      <style:table-column-properties fo:break-before="auto" style:column-width="54.34pt"/>
    </style:style>
    <style:style style:name="co4" style:family="table-column">
      <style:table-column-properties fo:break-before="auto" style:column-width="68.8pt"/>
    </style:style>
    <style:style style:name="co5" style:family="table-column">
      <style:table-column-properties fo:break-before="auto" style:column-width="53.1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00.06pt"/>
    </style:style>
    <style:style style:name="co8" style:family="table-column">
      <style:table-column-properties fo:break-before="auto" style:column-width="76.56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59.81pt"/>
    </style:style>
    <style:style style:name="co11" style:family="table-column">
      <style:table-column-properties fo:break-before="auto" style:column-width="59.19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74.21pt"/>
    </style:style>
    <style:style style:name="co15" style:family="table-column">
      <style:table-column-properties fo:break-before="auto" style:column-width="49.55pt"/>
    </style:style>
    <style:style style:name="co16" style:family="table-column">
      <style:table-column-properties fo:break-before="auto" style:column-width="41.1pt"/>
    </style:style>
    <style:style style:name="co17" style:family="table-column">
      <style:table-column-properties fo:break-before="auto" style:column-width="43.54pt"/>
    </style:style>
    <style:style style:name="co18" style:family="table-column">
      <style:table-column-properties fo:break-before="auto" style:column-width="16.44pt"/>
    </style:style>
    <style:style style:name="co19" style:family="table-column">
      <style:table-column-properties fo:break-before="auto" style:column-width="40.51pt"/>
    </style:style>
    <style:style style:name="co20" style:family="table-column">
      <style:table-column-properties fo:break-before="auto" style:column-width="48.95pt"/>
    </style:style>
    <style:style style:name="co21" style:family="table-column">
      <style:table-column-properties fo:break-before="auto" style:column-width="21.86pt"/>
    </style:style>
    <style:style style:name="co22" style:family="table-column">
      <style:table-column-properties fo:break-before="auto" style:column-width="55.56pt"/>
    </style:style>
    <style:style style:name="co23" style:family="table-column">
      <style:table-column-properties fo:break-before="auto" style:column-width="58.56pt"/>
    </style:style>
    <style:style style:name="co24" style:family="table-column">
      <style:table-column-properties fo:break-before="auto" style:column-width="77.24pt"/>
    </style:style>
    <style:style style:name="co25" style:family="table-column">
      <style:table-column-properties fo:break-before="auto" style:column-width="80.25pt"/>
    </style:style>
    <style:style style:name="co2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xipho_m1_gphocs_param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86" table:default-cell-style-name="Default"/>
        <table:table-row table:style-name="ro1">
          <table:table-cell table:style-name="ce1" office:value-type="string" calcext:value-type="string">
            <text:p>Summary Statistic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err of mean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geometric mean</text:p>
          </table:table-cell>
          <table:table-cell table:number-columns-repeated="2" table:style-name="ce1" office:value-type="string" calcext:value-type="string">
            <text:p>95% HPD lower</text:p>
          </table:table-cell>
          <table:table-cell table:style-name="ce1" office:value-type="string" calcext:value-type="string">
            <text:p>auto-correlation time (ACT)</text:p>
          </table:table-cell>
          <table:table-cell table:style-name="ce1" office:value-type="string" calcext:value-type="string">
            <text:p>effective sample size (ESS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heta_SAF</text:p>
          </table:table-cell>
          <table:table-cell table:style-name="Default" office:value-type="float" office:value="39.1698" calcext:value-type="float">
            <text:p>39.1698</text:p>
          </table:table-cell>
          <table:table-cell table:style-name="ce4" office:value-type="float" office:value="0.0040488" calcext:value-type="float">
            <text:p>4.05E-03</text:p>
          </table:table-cell>
          <table:table-cell table:style-name="Default" office:value-type="float" office:value="0.3244" calcext:value-type="float">
            <text:p>0.3244</text:p>
          </table:table-cell>
          <table:table-cell table:style-name="Default" office:value-type="float" office:value="0.1053" calcext:value-type="float">
            <text:p>0.1053</text:p>
          </table:table-cell>
          <table:table-cell table:style-name="Default" office:value-type="float" office:value="39.1686" calcext:value-type="float">
            <text:p>39.1686</text:p>
          </table:table-cell>
          <table:table-cell table:style-name="Default" office:value-type="float" office:value="39.1684" calcext:value-type="float">
            <text:p>39.1684</text:p>
          </table:table-cell>
          <table:table-cell table:style-name="Default" office:value-type="float" office:value="38.5348" calcext:value-type="float">
            <text:p>38.5348</text:p>
          </table:table-cell>
          <table:table-cell table:style-name="Default" office:value-type="float" office:value="39.8075" calcext:value-type="float">
            <text:p>39.8075</text:p>
          </table:table-cell>
          <table:table-cell office:value-type="float" office:value="280.3342" calcext:value-type="float">
            <text:p>280.3342</text:p>
          </table:table-cell>
          <table:table-cell office:value-type="float" office:value="6421.0675" calcext:value-type="float">
            <text:p>6421.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SAF_real</text:p>
          </table:table-cell>
          <table:table-cell table:formula="of:=[.B2]*0.0001" office:value-type="float" office:value="0.00391698" calcext:value-type="float">
            <text:p>0.00391698</text:p>
          </table:table-cell>
          <table:table-cell table:formula="of:=[.C2]*0.0001" office:value-type="float" office:value="0.00000040488" calcext:value-type="float">
            <text:p>4.0488E-07</text:p>
          </table:table-cell>
          <table:table-cell table:formula="of:=[.D2]*0.0001" office:value-type="float" office:value="0.00003244" calcext:value-type="float">
            <text:p>3.244E-05</text:p>
          </table:table-cell>
          <table:table-cell table:formula="of:=[.E2]*0.0001" office:value-type="float" office:value="0.00001053" calcext:value-type="float">
            <text:p>1.053E-05</text:p>
          </table:table-cell>
          <table:table-cell table:formula="of:=[.F2]*0.0001" office:value-type="float" office:value="0.00391686" calcext:value-type="float">
            <text:p>0.00391686</text:p>
          </table:table-cell>
          <table:table-cell table:formula="of:=[.G2]*0.0001" office:value-type="float" office:value="0.00391684" calcext:value-type="float">
            <text:p>0.00391684</text:p>
          </table:table-cell>
          <table:table-cell table:formula="of:=[.H2]*0.0001" office:value-type="float" office:value="0.00385348" calcext:value-type="float">
            <text:p>0.00385348</text:p>
          </table:table-cell>
          <table:table-cell table:formula="of:=[.I2]*0.0001" office:value-type="float" office:value="0.00398075" calcext:value-type="float">
            <text:p>0.003980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_SAF</text:p>
          </table:table-cell>
          <table:table-cell table:formula="of:=[.B3]/0.00000001" office:value-type="float" office:value="391698" calcext:value-type="float">
            <text:p>391698</text:p>
          </table:table-cell>
          <table:table-cell table:formula="of:=[.C3]/0.00000001" office:value-type="float" office:value="40.488" calcext:value-type="float">
            <text:p>40.488</text:p>
          </table:table-cell>
          <table:table-cell table:formula="of:=[.D3]/0.00000001" office:value-type="float" office:value="3244" calcext:value-type="float">
            <text:p>3244</text:p>
          </table:table-cell>
          <table:table-cell table:formula="of:=[.E3]/0.00000001" office:value-type="float" office:value="1053" calcext:value-type="float">
            <text:p>1053</text:p>
          </table:table-cell>
          <table:table-cell table:formula="of:=[.F3]/0.00000001" office:value-type="float" office:value="391686" calcext:value-type="float">
            <text:p>391686</text:p>
          </table:table-cell>
          <table:table-cell table:formula="of:=[.G3]/0.00000001" office:value-type="float" office:value="391684" calcext:value-type="float">
            <text:p>391684</text:p>
          </table:table-cell>
          <table:table-cell table:formula="of:=[.H3]/0.00000001" office:value-type="float" office:value="385348" calcext:value-type="float">
            <text:p>385348</text:p>
          </table:table-cell>
          <table:table-cell table:formula="of:=[.I3]/0.00000001" office:value-type="float" office:value="398075" calcext:value-type="float">
            <text:p>398075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theta_NE</text:p>
          </table:table-cell>
          <table:table-cell table:style-name="Default" office:value-type="float" office:value="17.9575" calcext:value-type="float">
            <text:p>17.9575</text:p>
          </table:table-cell>
          <table:table-cell table:style-name="ce4" office:value-type="float" office:value="0.0030686" calcext:value-type="float">
            <text:p>3.07E-03</text:p>
          </table:table-cell>
          <table:table-cell table:style-name="Default" office:value-type="float" office:value="0.167" calcext:value-type="float">
            <text:p>0.167</text:p>
          </table:table-cell>
          <table:table-cell table:style-name="Default" office:value-type="float" office:value="0.0279" calcext:value-type="float">
            <text:p>0.0279</text:p>
          </table:table-cell>
          <table:table-cell table:style-name="Default" office:value-type="float" office:value="17.9561" calcext:value-type="float">
            <text:p>17.9561</text:p>
          </table:table-cell>
          <table:table-cell table:style-name="Default" office:value-type="float" office:value="17.9567" calcext:value-type="float">
            <text:p>17.9567</text:p>
          </table:table-cell>
          <table:table-cell table:style-name="Default" office:value-type="float" office:value="17.6212" calcext:value-type="float">
            <text:p>17.6212</text:p>
          </table:table-cell>
          <table:table-cell table:style-name="Default" office:value-type="float" office:value="18.2763" calcext:value-type="float">
            <text:p>18.2763</text:p>
          </table:table-cell>
          <table:table-cell office:value-type="float" office:value="608.002" calcext:value-type="float">
            <text:p>608.002</text:p>
          </table:table-cell>
          <table:table-cell office:value-type="float" office:value="2960.5905" calcext:value-type="float">
            <text:p>2960.59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NE_real</text:p>
          </table:table-cell>
          <table:table-cell table:formula="of:=[.B5]*0.0001" office:value-type="float" office:value="0.00179575" calcext:value-type="float">
            <text:p>0.00179575</text:p>
          </table:table-cell>
          <table:table-cell table:formula="of:=[.C5]*0.0001" office:value-type="float" office:value="0.00000030686" calcext:value-type="float">
            <text:p>3.0686E-07</text:p>
          </table:table-cell>
          <table:table-cell table:formula="of:=[.D5]*0.0001" office:value-type="float" office:value="0.0000167" calcext:value-type="float">
            <text:p>1.67E-05</text:p>
          </table:table-cell>
          <table:table-cell table:formula="of:=[.E5]*0.0001" office:value-type="float" office:value="0.00000279" calcext:value-type="float">
            <text:p>2.79E-06</text:p>
          </table:table-cell>
          <table:table-cell table:formula="of:=[.F5]*0.0001" office:value-type="float" office:value="0.00179561" calcext:value-type="float">
            <text:p>0.00179561</text:p>
          </table:table-cell>
          <table:table-cell table:formula="of:=[.G5]*0.0001" office:value-type="float" office:value="0.00179567" calcext:value-type="float">
            <text:p>0.00179567</text:p>
          </table:table-cell>
          <table:table-cell table:formula="of:=[.H5]*0.0001" office:value-type="float" office:value="0.00176212" calcext:value-type="float">
            <text:p>0.00176212</text:p>
          </table:table-cell>
          <table:table-cell table:formula="of:=[.I5]*0.0001" office:value-type="float" office:value="0.00182763" calcext:value-type="float">
            <text:p>0.001827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_NE</text:p>
          </table:table-cell>
          <table:table-cell table:formula="of:=[.B6]/0.00000001" office:value-type="float" office:value="179575" calcext:value-type="float">
            <text:p>179575</text:p>
          </table:table-cell>
          <table:table-cell table:formula="of:=[.C6]/0.00000001" office:value-type="float" office:value="30.686" calcext:value-type="float">
            <text:p>30.686</text:p>
          </table:table-cell>
          <table:table-cell table:formula="of:=[.D6]/0.00000001" office:value-type="float" office:value="1670" calcext:value-type="float">
            <text:p>1670</text:p>
          </table:table-cell>
          <table:table-cell table:formula="of:=[.E6]/0.00000001" office:value-type="float" office:value="279" calcext:value-type="float">
            <text:p>279</text:p>
          </table:table-cell>
          <table:table-cell table:formula="of:=[.F6]/0.00000001" office:value-type="float" office:value="179561" calcext:value-type="float">
            <text:p>179561</text:p>
          </table:table-cell>
          <table:table-cell table:formula="of:=[.G6]/0.00000001" office:value-type="float" office:value="179567" calcext:value-type="float">
            <text:p>179567</text:p>
          </table:table-cell>
          <table:table-cell table:formula="of:=[.H6]/0.00000001" office:value-type="float" office:value="176212" calcext:value-type="float">
            <text:p>176212</text:p>
          </table:table-cell>
          <table:table-cell table:formula="of:=[.I6]/0.00000001" office:value-type="float" office:value="182763" calcext:value-type="float">
            <text:p>182763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theta_CE</text:p>
          </table:table-cell>
          <table:table-cell table:style-name="Default" office:value-type="float" office:value="3.0004" calcext:value-type="float">
            <text:p>3.0004</text:p>
          </table:table-cell>
          <table:table-cell table:style-name="ce4" office:value-type="float" office:value="0.0039062" calcext:value-type="float">
            <text:p>3.91E-03</text:p>
          </table:table-cell>
          <table:table-cell table:style-name="Default" office:value-type="float" office:value="0.0833" calcext:value-type="float">
            <text:p>0.0833</text:p>
          </table:table-cell>
          <table:table-cell table:style-name="ce4" office:value-type="float" office:value="0.0069398" calcext:value-type="float">
            <text:p>6.94E-03</text:p>
          </table:table-cell>
          <table:table-cell table:style-name="Default" office:value-type="float" office:value="2.9996" calcext:value-type="float">
            <text:p>2.9996</text:p>
          </table:table-cell>
          <table:table-cell table:style-name="Default" office:value-type="float" office:value="2.9993" calcext:value-type="float">
            <text:p>2.9993</text:p>
          </table:table-cell>
          <table:table-cell table:style-name="Default" office:value-type="float" office:value="2.8418" calcext:value-type="float">
            <text:p>2.8418</text:p>
          </table:table-cell>
          <table:table-cell table:style-name="Default" office:value-type="float" office:value="3.1702" calcext:value-type="float">
            <text:p>3.1702</text:p>
          </table:table-cell>
          <table:table-cell office:value-type="float" office:value="3957.8255" calcext:value-type="float">
            <text:p>3957.8255</text:p>
          </table:table-cell>
          <table:table-cell office:value-type="float" office:value="454.8066" calcext:value-type="float">
            <text:p>454.8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CE_real</text:p>
          </table:table-cell>
          <table:table-cell table:formula="of:=[.B8]*0.0001" office:value-type="float" office:value="0.00030004" calcext:value-type="float">
            <text:p>0.00030004</text:p>
          </table:table-cell>
          <table:table-cell table:formula="of:=[.C8]*0.0001" office:value-type="float" office:value="0.00000039062" calcext:value-type="float">
            <text:p>3.9062E-07</text:p>
          </table:table-cell>
          <table:table-cell table:formula="of:=[.D8]*0.0001" office:value-type="float" office:value="0.00000833" calcext:value-type="float">
            <text:p>8.33E-06</text:p>
          </table:table-cell>
          <table:table-cell table:formula="of:=[.E8]*0.0001" office:value-type="float" office:value="0.00000069398" calcext:value-type="float">
            <text:p>6.9398E-07</text:p>
          </table:table-cell>
          <table:table-cell table:formula="of:=[.F8]*0.0001" office:value-type="float" office:value="0.00029996" calcext:value-type="float">
            <text:p>0.00029996</text:p>
          </table:table-cell>
          <table:table-cell table:formula="of:=[.G8]*0.0001" office:value-type="float" office:value="0.00029993" calcext:value-type="float">
            <text:p>0.00029993</text:p>
          </table:table-cell>
          <table:table-cell table:formula="of:=[.H8]*0.0001" office:value-type="float" office:value="0.00028418" calcext:value-type="float">
            <text:p>0.00028418</text:p>
          </table:table-cell>
          <table:table-cell table:formula="of:=[.I8]*0.0001" office:value-type="float" office:value="0.00031702" calcext:value-type="float">
            <text:p>0.000317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_CE</text:p>
          </table:table-cell>
          <table:table-cell table:formula="of:=[.B9]/0.00000001" office:value-type="float" office:value="30004" calcext:value-type="float">
            <text:p>30004</text:p>
          </table:table-cell>
          <table:table-cell table:formula="of:=[.C9]/0.00000001" office:value-type="float" office:value="39.062" calcext:value-type="float">
            <text:p>39.062</text:p>
          </table:table-cell>
          <table:table-cell table:formula="of:=[.D9]/0.00000001" office:value-type="float" office:value="833" calcext:value-type="float">
            <text:p>833</text:p>
          </table:table-cell>
          <table:table-cell table:formula="of:=[.E9]/0.00000001" office:value-type="float" office:value="69.398" calcext:value-type="float">
            <text:p>69.398</text:p>
          </table:table-cell>
          <table:table-cell table:formula="of:=[.F9]/0.00000001" office:value-type="float" office:value="29996" calcext:value-type="float">
            <text:p>29996</text:p>
          </table:table-cell>
          <table:table-cell table:formula="of:=[.G9]/0.00000001" office:value-type="float" office:value="29993" calcext:value-type="float">
            <text:p>29993</text:p>
          </table:table-cell>
          <table:table-cell table:formula="of:=[.H9]/0.00000001" office:value-type="float" office:value="28418" calcext:value-type="float">
            <text:p>28418</text:p>
          </table:table-cell>
          <table:table-cell table:formula="of:=[.I9]/0.00000001" office:value-type="float" office:value="31702" calcext:value-type="float">
            <text:p>31702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theta_AM</text:p>
          </table:table-cell>
          <table:table-cell table:style-name="Default" office:value-type="float" office:value="26.3211" calcext:value-type="float">
            <text:p>26.3211</text:p>
          </table:table-cell>
          <table:table-cell table:style-name="ce4" office:value-type="float" office:value="0.0062005" calcext:value-type="float">
            <text:p>6.20E-03</text:p>
          </table:table-cell>
          <table:table-cell table:style-name="Default" office:value-type="float" office:value="0.2056" calcext:value-type="float">
            <text:p>0.2056</text:p>
          </table:table-cell>
          <table:table-cell table:style-name="Default" office:value-type="float" office:value="0.0423" calcext:value-type="float">
            <text:p>0.0423</text:p>
          </table:table-cell>
          <table:table-cell table:style-name="Default" office:value-type="float" office:value="26.3211" calcext:value-type="float">
            <text:p>26.3211</text:p>
          </table:table-cell>
          <table:table-cell table:style-name="Default" office:value-type="float" office:value="26.3203" calcext:value-type="float">
            <text:p>26.3203</text:p>
          </table:table-cell>
          <table:table-cell table:style-name="Default" office:value-type="float" office:value="25.9067" calcext:value-type="float">
            <text:p>25.9067</text:p>
          </table:table-cell>
          <table:table-cell table:style-name="Default" office:value-type="float" office:value="26.7129" calcext:value-type="float">
            <text:p>26.7129</text:p>
          </table:table-cell>
          <table:table-cell office:value-type="float" office:value="1636.6194" calcext:value-type="float">
            <text:p>1636.6194</text:p>
          </table:table-cell>
          <table:table-cell office:value-type="float" office:value="1099.8556" calcext:value-type="float">
            <text:p>1099.8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AM_real</text:p>
          </table:table-cell>
          <table:table-cell table:formula="of:=[.B11]*0.0001" office:value-type="float" office:value="0.00263211" calcext:value-type="float">
            <text:p>0.00263211</text:p>
          </table:table-cell>
          <table:table-cell table:formula="of:=[.C11]*0.0001" office:value-type="float" office:value="0.00000062005" calcext:value-type="float">
            <text:p>6.2005E-07</text:p>
          </table:table-cell>
          <table:table-cell table:formula="of:=[.D11]*0.0001" office:value-type="float" office:value="0.00002056" calcext:value-type="float">
            <text:p>2.056E-05</text:p>
          </table:table-cell>
          <table:table-cell table:formula="of:=[.E11]*0.0001" office:value-type="float" office:value="0.00000423" calcext:value-type="float">
            <text:p>4.23E-06</text:p>
          </table:table-cell>
          <table:table-cell table:formula="of:=[.F11]*0.0001" office:value-type="float" office:value="0.00263211" calcext:value-type="float">
            <text:p>0.00263211</text:p>
          </table:table-cell>
          <table:table-cell table:formula="of:=[.G11]*0.0001" office:value-type="float" office:value="0.00263203" calcext:value-type="float">
            <text:p>0.00263203</text:p>
          </table:table-cell>
          <table:table-cell table:formula="of:=[.H11]*0.0001" office:value-type="float" office:value="0.00259067" calcext:value-type="float">
            <text:p>0.00259067</text:p>
          </table:table-cell>
          <table:table-cell table:formula="of:=[.I11]*0.0001" office:value-type="float" office:value="0.00267129" calcext:value-type="float">
            <text:p>0.00267129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Ne_AM</text:p>
          </table:table-cell>
          <table:table-cell table:formula="of:=[.B12]/0.00000001" office:value-type="float" office:value="263211" calcext:value-type="float">
            <text:p>263211</text:p>
          </table:table-cell>
          <table:table-cell table:formula="of:=[.C12]/0.00000001" office:value-type="float" office:value="62.005" calcext:value-type="float">
            <text:p>62.005</text:p>
          </table:table-cell>
          <table:table-cell table:formula="of:=[.D12]/0.00000001" office:value-type="float" office:value="2056" calcext:value-type="float">
            <text:p>2056</text:p>
          </table:table-cell>
          <table:table-cell table:formula="of:=[.E12]/0.00000001" office:value-type="float" office:value="423" calcext:value-type="float">
            <text:p>423</text:p>
          </table:table-cell>
          <table:table-cell table:formula="of:=[.F12]/0.00000001" office:value-type="float" office:value="263211" calcext:value-type="float">
            <text:p>263211</text:p>
          </table:table-cell>
          <table:table-cell table:formula="of:=[.G12]/0.00000001" office:value-type="float" office:value="263203" calcext:value-type="float">
            <text:p>263203</text:p>
          </table:table-cell>
          <table:table-cell table:formula="of:=[.H12]/0.00000001" office:value-type="float" office:value="259067" calcext:value-type="float">
            <text:p>259067</text:p>
          </table:table-cell>
          <table:table-cell table:formula="of:=[.I12]/0.00000001" office:value-type="float" office:value="267129" calcext:value-type="float">
            <text:p>267129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theta_NE_CE</text:p>
          </table:table-cell>
          <table:table-cell table:style-name="Default" office:value-type="float" office:value="4.4912" calcext:value-type="float">
            <text:p>4.4912</text:p>
          </table:table-cell>
          <table:table-cell table:style-name="Default" office:value-type="float" office:value="0.2213" calcext:value-type="float">
            <text:p>0.2213</text:p>
          </table:table-cell>
          <table:table-cell table:style-name="Default" office:value-type="float" office:value="3.0294" calcext:value-type="float">
            <text:p>3.0294</text:p>
          </table:table-cell>
          <table:table-cell table:style-name="Default" office:value-type="float" office:value="9.1772" calcext:value-type="float">
            <text:p>9.1772</text:p>
          </table:table-cell>
          <table:table-cell table:style-name="Default" office:value-type="float" office:value="3.8849" calcext:value-type="float">
            <text:p>3.8849</text:p>
          </table:table-cell>
          <table:table-cell table:style-name="Default" office:value-type="float" office:value="3.4829" calcext:value-type="float">
            <text:p>3.4829</text:p>
          </table:table-cell>
          <table:table-cell table:style-name="Default" office:value-type="float" office:value="0.2686" calcext:value-type="float">
            <text:p>0.2686</text:p>
          </table:table-cell>
          <table:table-cell table:style-name="Default" office:value-type="float" office:value="10.3429" calcext:value-type="float">
            <text:p>10.3429</text:p>
          </table:table-cell>
          <table:table-cell office:value-type="float" office:value="9605.3503" calcext:value-type="float">
            <text:p>9605.3503</text:p>
          </table:table-cell>
          <table:table-cell office:value-type="float" office:value="187.4002" calcext:value-type="float">
            <text:p>187.4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NE_CE_real</text:p>
          </table:table-cell>
          <table:table-cell table:formula="of:=[.B14]*0.0001" office:value-type="float" office:value="0.00044912" calcext:value-type="float">
            <text:p>0.00044912</text:p>
          </table:table-cell>
          <table:table-cell table:formula="of:=[.C14]*0.0001" office:value-type="float" office:value="0.00002213" calcext:value-type="float">
            <text:p>2.213E-05</text:p>
          </table:table-cell>
          <table:table-cell table:formula="of:=[.D14]*0.0001" office:value-type="float" office:value="0.00030294" calcext:value-type="float">
            <text:p>0.00030294</text:p>
          </table:table-cell>
          <table:table-cell table:formula="of:=[.E14]*0.0001" office:value-type="float" office:value="0.00091772" calcext:value-type="float">
            <text:p>0.00091772</text:p>
          </table:table-cell>
          <table:table-cell table:formula="of:=[.F14]*0.0001" office:value-type="float" office:value="0.00038849" calcext:value-type="float">
            <text:p>0.00038849</text:p>
          </table:table-cell>
          <table:table-cell table:formula="of:=[.G14]*0.0001" office:value-type="float" office:value="0.00034829" calcext:value-type="float">
            <text:p>0.00034829</text:p>
          </table:table-cell>
          <table:table-cell table:formula="of:=[.H14]*0.0001" office:value-type="float" office:value="0.00002686" calcext:value-type="float">
            <text:p>2.686E-05</text:p>
          </table:table-cell>
          <table:table-cell table:formula="of:=[.I14]*0.0001" office:value-type="float" office:value="0.00103429" calcext:value-type="float">
            <text:p>0.0010342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_NE_CE</text:p>
          </table:table-cell>
          <table:table-cell table:formula="of:=[.B15]/0.00000001" office:value-type="float" office:value="44912" calcext:value-type="float">
            <text:p>44912</text:p>
          </table:table-cell>
          <table:table-cell table:formula="of:=[.C15]/0.00000001" office:value-type="float" office:value="2213" calcext:value-type="float">
            <text:p>2213</text:p>
          </table:table-cell>
          <table:table-cell table:formula="of:=[.D15]/0.00000001" office:value-type="float" office:value="30294" calcext:value-type="float">
            <text:p>30294</text:p>
          </table:table-cell>
          <table:table-cell table:formula="of:=[.E15]/0.00000001" office:value-type="float" office:value="91772" calcext:value-type="float">
            <text:p>91772</text:p>
          </table:table-cell>
          <table:table-cell table:formula="of:=[.F15]/0.00000001" office:value-type="float" office:value="38849" calcext:value-type="float">
            <text:p>38849</text:p>
          </table:table-cell>
          <table:table-cell table:formula="of:=[.G15]/0.00000001" office:value-type="float" office:value="34829" calcext:value-type="float">
            <text:p>34829</text:p>
          </table:table-cell>
          <table:table-cell table:formula="of:=[.H15]/0.00000001" office:value-type="float" office:value="2686" calcext:value-type="float">
            <text:p>2686</text:p>
          </table:table-cell>
          <table:table-cell table:formula="of:=[.I15]/0.00000001" office:value-type="float" office:value="103429" calcext:value-type="float">
            <text:p>103429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theta_NE_SAF</text:p>
          </table:table-cell>
          <table:table-cell table:style-name="Default" office:value-type="float" office:value="16.8304" calcext:value-type="float">
            <text:p>16.8304</text:p>
          </table:table-cell>
          <table:table-cell table:style-name="Default" office:value-type="float" office:value="0.0259" calcext:value-type="float">
            <text:p>0.0259</text:p>
          </table:table-cell>
          <table:table-cell table:style-name="Default" office:value-type="float" office:value="0.3845" calcext:value-type="float">
            <text:p>0.3845</text:p>
          </table:table-cell>
          <table:table-cell table:style-name="Default" office:value-type="float" office:value="0.1478" calcext:value-type="float">
            <text:p>0.1478</text:p>
          </table:table-cell>
          <table:table-cell table:style-name="Default" office:value-type="float" office:value="16.8285" calcext:value-type="float">
            <text:p>16.8285</text:p>
          </table:table-cell>
          <table:table-cell table:style-name="Default" office:value-type="float" office:value="16.826" calcext:value-type="float">
            <text:p>16.826</text:p>
          </table:table-cell>
          <table:table-cell table:style-name="Default" office:value-type="float" office:value="16.0775" calcext:value-type="float">
            <text:p>16.0775</text:p>
          </table:table-cell>
          <table:table-cell table:style-name="Default" office:value-type="float" office:value="17.5744" calcext:value-type="float">
            <text:p>17.5744</text:p>
          </table:table-cell>
          <table:table-cell office:value-type="float" office:value="8198.9976" calcext:value-type="float">
            <text:p>8198.9976</text:p>
          </table:table-cell>
          <table:table-cell office:value-type="float" office:value="219.5445" calcext:value-type="float">
            <text:p>219.5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NE_SAF_real</text:p>
          </table:table-cell>
          <table:table-cell table:formula="of:=[.B17]*0.0001" office:value-type="float" office:value="0.00168304" calcext:value-type="float">
            <text:p>0.00168304</text:p>
          </table:table-cell>
          <table:table-cell table:formula="of:=[.C17]*0.0001" office:value-type="float" office:value="0.00000259" calcext:value-type="float">
            <text:p>2.59E-06</text:p>
          </table:table-cell>
          <table:table-cell table:formula="of:=[.D17]*0.0001" office:value-type="float" office:value="0.00003845" calcext:value-type="float">
            <text:p>3.845E-05</text:p>
          </table:table-cell>
          <table:table-cell table:formula="of:=[.E17]*0.0001" office:value-type="float" office:value="0.00001478" calcext:value-type="float">
            <text:p>1.478E-05</text:p>
          </table:table-cell>
          <table:table-cell table:formula="of:=[.F17]*0.0001" office:value-type="float" office:value="0.00168285" calcext:value-type="float">
            <text:p>0.00168285</text:p>
          </table:table-cell>
          <table:table-cell table:formula="of:=[.G17]*0.0001" office:value-type="float" office:value="0.0016826" calcext:value-type="float">
            <text:p>0.0016826</text:p>
          </table:table-cell>
          <table:table-cell table:formula="of:=[.H17]*0.0001" office:value-type="float" office:value="0.00160775" calcext:value-type="float">
            <text:p>0.00160775</text:p>
          </table:table-cell>
          <table:table-cell table:formula="of:=[.I17]*0.0001" office:value-type="float" office:value="0.00175744" calcext:value-type="float">
            <text:p>0.00175744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Ne_NE_SAF</text:p>
          </table:table-cell>
          <table:table-cell table:formula="of:=[.B18]/0.00000001" office:value-type="float" office:value="168304" calcext:value-type="float">
            <text:p>168304</text:p>
          </table:table-cell>
          <table:table-cell table:formula="of:=[.C18]/0.00000001" office:value-type="float" office:value="259" calcext:value-type="float">
            <text:p>259</text:p>
          </table:table-cell>
          <table:table-cell table:formula="of:=[.D18]/0.00000001" office:value-type="float" office:value="3845" calcext:value-type="float">
            <text:p>3845</text:p>
          </table:table-cell>
          <table:table-cell table:formula="of:=[.E18]/0.00000001" office:value-type="float" office:value="1478" calcext:value-type="float">
            <text:p>1478</text:p>
          </table:table-cell>
          <table:table-cell table:formula="of:=[.F18]/0.00000001" office:value-type="float" office:value="168285" calcext:value-type="float">
            <text:p>168285</text:p>
          </table:table-cell>
          <table:table-cell table:formula="of:=[.G18]/0.00000001" office:value-type="float" office:value="168260" calcext:value-type="float">
            <text:p>168260</text:p>
          </table:table-cell>
          <table:table-cell table:formula="of:=[.H18]/0.00000001" office:value-type="float" office:value="160775" calcext:value-type="float">
            <text:p>160775</text:p>
          </table:table-cell>
          <table:table-cell table:formula="of:=[.I18]/0.00000001" office:value-type="float" office:value="175744" calcext:value-type="float">
            <text:p>175744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theta_root</text:p>
          </table:table-cell>
          <table:table-cell table:style-name="Default" office:value-type="float" office:value="250.0821" calcext:value-type="float">
            <text:p>250.0821</text:p>
          </table:table-cell>
          <table:table-cell table:style-name="Default" office:value-type="float" office:value="0.0197" calcext:value-type="float">
            <text:p>0.0197</text:p>
          </table:table-cell>
          <table:table-cell table:style-name="Default" office:value-type="float" office:value="2.8703" calcext:value-type="float">
            <text:p>2.8703</text:p>
          </table:table-cell>
          <table:table-cell table:style-name="Default" office:value-type="float" office:value="8.2384" calcext:value-type="float">
            <text:p>8.2384</text:p>
          </table:table-cell>
          <table:table-cell table:style-name="Default" office:value-type="float" office:value="250.0401" calcext:value-type="float">
            <text:p>250.0401</text:p>
          </table:table-cell>
          <table:table-cell table:style-name="Default" office:value-type="float" office:value="250.0657" calcext:value-type="float">
            <text:p>250.0657</text:p>
          </table:table-cell>
          <table:table-cell table:style-name="Default" office:value-type="float" office:value="244.4946" calcext:value-type="float">
            <text:p>244.4946</text:p>
          </table:table-cell>
          <table:table-cell table:style-name="Default" office:value-type="float" office:value="255.7714" calcext:value-type="float">
            <text:p>255.7714</text:p>
          </table:table-cell>
          <table:table-cell office:value-type="float" office:value="84.9128" calcext:value-type="float">
            <text:p>84.9128</text:p>
          </table:table-cell>
          <table:table-cell office:value-type="float" office:value="21198.7382" calcext:value-type="float">
            <text:p>21198.73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ta_root_real</text:p>
          </table:table-cell>
          <table:table-cell table:formula="of:=[.B20]*0.0001" office:value-type="float" office:value="0.02500821" calcext:value-type="float">
            <text:p>0.02500821</text:p>
          </table:table-cell>
          <table:table-cell table:formula="of:=[.C20]*0.0001" office:value-type="float" office:value="0.00000197" calcext:value-type="float">
            <text:p>1.97E-06</text:p>
          </table:table-cell>
          <table:table-cell table:formula="of:=[.D20]*0.0001" office:value-type="float" office:value="0.00028703" calcext:value-type="float">
            <text:p>0.00028703</text:p>
          </table:table-cell>
          <table:table-cell table:formula="of:=[.E20]*0.0001" office:value-type="float" office:value="0.00082384" calcext:value-type="float">
            <text:p>0.00082384</text:p>
          </table:table-cell>
          <table:table-cell table:formula="of:=[.F20]*0.0001" office:value-type="float" office:value="0.02500401" calcext:value-type="float">
            <text:p>0.02500401</text:p>
          </table:table-cell>
          <table:table-cell table:formula="of:=[.G20]*0.0001" office:value-type="float" office:value="0.02500657" calcext:value-type="float">
            <text:p>0.02500657</text:p>
          </table:table-cell>
          <table:table-cell table:formula="of:=[.H20]*0.0001" office:value-type="float" office:value="0.02444946" calcext:value-type="float">
            <text:p>0.02444946</text:p>
          </table:table-cell>
          <table:table-cell table:formula="of:=[.I20]*0.0001" office:value-type="float" office:value="0.02557714" calcext:value-type="float">
            <text:p>0.025577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_root</text:p>
          </table:table-cell>
          <table:table-cell table:formula="of:=[.B21]/0.00000001" office:value-type="float" office:value="2500821" calcext:value-type="float">
            <text:p>2500821</text:p>
          </table:table-cell>
          <table:table-cell table:formula="of:=[.C21]/0.00000001" office:value-type="float" office:value="197" calcext:value-type="float">
            <text:p>197</text:p>
          </table:table-cell>
          <table:table-cell table:formula="of:=[.D21]/0.00000001" office:value-type="float" office:value="28703" calcext:value-type="float">
            <text:p>28703</text:p>
          </table:table-cell>
          <table:table-cell table:formula="of:=[.E21]/0.00000001" office:value-type="float" office:value="82384" calcext:value-type="float">
            <text:p>82384</text:p>
          </table:table-cell>
          <table:table-cell table:formula="of:=[.F21]/0.00000001" office:value-type="float" office:value="2500401" calcext:value-type="float">
            <text:p>2500401</text:p>
          </table:table-cell>
          <table:table-cell table:formula="of:=[.G21]/0.00000001" office:value-type="float" office:value="2500657" calcext:value-type="float">
            <text:p>2500657</text:p>
          </table:table-cell>
          <table:table-cell table:formula="of:=[.H21]/0.00000001" office:value-type="float" office:value="2444946" calcext:value-type="float">
            <text:p>2444946</text:p>
          </table:table-cell>
          <table:table-cell table:formula="of:=[.I21]/0.00000001" office:value-type="float" office:value="2557714" calcext:value-type="float">
            <text:p>25577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u_NE_CE</text:p>
          </table:table-cell>
          <table:table-cell table:style-name="Default" office:value-type="float" office:value="12.2111" calcext:value-type="float">
            <text:p>12.2111</text:p>
          </table:table-cell>
          <table:table-cell table:style-name="ce4" office:value-type="float" office:value="0.0071139" calcext:value-type="float">
            <text:p>7.11E-03</text:p>
          </table:table-cell>
          <table:table-cell table:style-name="Default" office:value-type="float" office:value="0.1109" calcext:value-type="float">
            <text:p>0.1109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12.215" calcext:value-type="float">
            <text:p>12.215</text:p>
          </table:table-cell>
          <table:table-cell table:style-name="Default" office:value-type="float" office:value="12.2106" calcext:value-type="float">
            <text:p>12.2106</text:p>
          </table:table-cell>
          <table:table-cell table:style-name="Default" office:value-type="float" office:value="12.0008" calcext:value-type="float">
            <text:p>12.0008</text:p>
          </table:table-cell>
          <table:table-cell table:style-name="Default" office:value-type="float" office:value="12.4284" calcext:value-type="float">
            <text:p>12.4284</text:p>
          </table:table-cell>
          <table:table-cell office:value-type="float" office:value="7411.1004" calcext:value-type="float">
            <text:p>7411.1004</text:p>
          </table:table-cell>
          <table:table-cell office:value-type="float" office:value="242.885" calcext:value-type="float">
            <text:p>242.8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u_NE_CE_real</text:p>
          </table:table-cell>
          <table:table-cell table:style-name="ce3" table:formula="of:=[.B23]*0.0001" office:value-type="float" office:value="0.00122111" calcext:value-type="float">
            <text:p>0.00122111</text:p>
          </table:table-cell>
          <table:table-cell table:style-name="ce3" table:formula="of:=[.C23]*0.0001" office:value-type="float" office:value="0.00000071139" calcext:value-type="float">
            <text:p>7.1139E-07</text:p>
          </table:table-cell>
          <table:table-cell table:style-name="ce3" table:formula="of:=[.D23]*0.0001" office:value-type="float" office:value="0.00001109" calcext:value-type="float">
            <text:p>1.109E-05</text:p>
          </table:table-cell>
          <table:table-cell table:style-name="ce3" table:formula="of:=[.E23]*0.0001" office:value-type="float" office:value="0.00000123" calcext:value-type="float">
            <text:p>1.23E-06</text:p>
          </table:table-cell>
          <table:table-cell table:style-name="ce3" table:formula="of:=[.F23]*0.0001" office:value-type="float" office:value="0.0012215" calcext:value-type="float">
            <text:p>0.0012215</text:p>
          </table:table-cell>
          <table:table-cell table:style-name="ce3" table:formula="of:=[.G23]*0.0001" office:value-type="float" office:value="0.00122106" calcext:value-type="float">
            <text:p>0.00122106</text:p>
          </table:table-cell>
          <table:table-cell table:style-name="ce3" table:formula="of:=[.H23]*0.0001" office:value-type="float" office:value="0.00120008" calcext:value-type="float">
            <text:p>0.00120008</text:p>
          </table:table-cell>
          <table:table-cell table:style-name="ce3" table:formula="of:=[.I23]*0.0001" office:value-type="float" office:value="0.00124284" calcext:value-type="float">
            <text:p>0.0012428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div_NE_CE</text:p>
          </table:table-cell>
          <table:table-cell table:formula="of:=[.B24]*2.3/0.0000000025" office:value-type="float" office:value="1123421.2" calcext:value-type="float">
            <text:p>1123421.2</text:p>
          </table:table-cell>
          <table:table-cell table:formula="of:=[.C24]*2.3/0.0000000025" office:value-type="float" office:value="654.4788" calcext:value-type="float">
            <text:p>654.4788</text:p>
          </table:table-cell>
          <table:table-cell table:formula="of:=[.D24]*2.3/0.0000000025" office:value-type="float" office:value="10202.8" calcext:value-type="float">
            <text:p>10202.8</text:p>
          </table:table-cell>
          <table:table-cell table:formula="of:=[.E24]*2.3/0.0000000025" office:value-type="float" office:value="1131.6" calcext:value-type="float">
            <text:p>1131.6</text:p>
          </table:table-cell>
          <table:table-cell table:formula="of:=[.F24]*2.3/0.0000000025" office:value-type="float" office:value="1123780" calcext:value-type="float">
            <text:p>1123780</text:p>
          </table:table-cell>
          <table:table-cell table:formula="of:=[.G24]*2.3/0.0000000025" office:value-type="float" office:value="1123375.2" calcext:value-type="float">
            <text:p>1123375.2</text:p>
          </table:table-cell>
          <table:table-cell table:formula="of:=[.H24]*2.3/0.0000000025" office:value-type="float" office:value="1104073.6" calcext:value-type="float">
            <text:p>1104073.6</text:p>
          </table:table-cell>
          <table:table-cell table:formula="of:=[.I24]*2.3/0.0000000025" office:value-type="float" office:value="1143412.8" calcext:value-type="float">
            <text:p>1143412.8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tau_NE_SAF</text:p>
          </table:table-cell>
          <table:table-cell table:style-name="Default" office:value-type="float" office:value="12.2144" calcext:value-type="float">
            <text:p>12.2144</text:p>
          </table:table-cell>
          <table:table-cell table:style-name="ce4" office:value-type="float" office:value="0.0071088" calcext:value-type="float">
            <text:p>7.11E-03</text:p>
          </table:table-cell>
          <table:table-cell table:style-name="Default" office:value-type="float" office:value="0.1107" calcext:value-type="float">
            <text:p>0.1107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12.2187" calcext:value-type="float">
            <text:p>12.2187</text:p>
          </table:table-cell>
          <table:table-cell table:style-name="Default" office:value-type="float" office:value="12.2139" calcext:value-type="float">
            <text:p>12.2139</text:p>
          </table:table-cell>
          <table:table-cell table:style-name="Default" office:value-type="float" office:value="12.0013" calcext:value-type="float">
            <text:p>12.0013</text:p>
          </table:table-cell>
          <table:table-cell table:style-name="Default" office:value-type="float" office:value="12.4289" calcext:value-type="float">
            <text:p>12.4289</text:p>
          </table:table-cell>
          <table:table-cell office:value-type="float" office:value="7421.783" calcext:value-type="float">
            <text:p>7421.783</text:p>
          </table:table-cell>
          <table:table-cell office:value-type="float" office:value="242.5354" calcext:value-type="float">
            <text:p>242.53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u_NE_SAF_real</text:p>
          </table:table-cell>
          <table:table-cell table:style-name="ce3" table:formula="of:=[.B26]*0.0001" office:value-type="float" office:value="0.00122144" calcext:value-type="float">
            <text:p>0.00122144</text:p>
          </table:table-cell>
          <table:table-cell table:style-name="ce3" table:formula="of:=[.C26]*0.0001" office:value-type="float" office:value="0.00000071088" calcext:value-type="float">
            <text:p>7.1088E-07</text:p>
          </table:table-cell>
          <table:table-cell table:style-name="ce3" table:formula="of:=[.D26]*0.0001" office:value-type="float" office:value="0.00001107" calcext:value-type="float">
            <text:p>1.107E-05</text:p>
          </table:table-cell>
          <table:table-cell table:style-name="ce3" table:formula="of:=[.E26]*0.0001" office:value-type="float" office:value="0.00000123" calcext:value-type="float">
            <text:p>1.23E-06</text:p>
          </table:table-cell>
          <table:table-cell table:style-name="ce3" table:formula="of:=[.F26]*0.0001" office:value-type="float" office:value="0.00122187" calcext:value-type="float">
            <text:p>0.00122187</text:p>
          </table:table-cell>
          <table:table-cell table:style-name="ce3" table:formula="of:=[.G26]*0.0001" office:value-type="float" office:value="0.00122139" calcext:value-type="float">
            <text:p>0.00122139</text:p>
          </table:table-cell>
          <table:table-cell table:style-name="ce3" table:formula="of:=[.H26]*0.0001" office:value-type="float" office:value="0.00120013" calcext:value-type="float">
            <text:p>0.00120013</text:p>
          </table:table-cell>
          <table:table-cell table:style-name="ce3" table:formula="of:=[.I26]*0.0001" office:value-type="float" office:value="0.00124289" calcext:value-type="float">
            <text:p>0.001242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div_NE_SAF</text:p>
          </table:table-cell>
          <table:table-cell table:formula="of:=[.B27]*2.3/0.0000000025" office:value-type="float" office:value="1123724.8" calcext:value-type="float">
            <text:p>1123724.8</text:p>
          </table:table-cell>
          <table:table-cell table:formula="of:=[.C27]*2.3/0.0000000025" office:value-type="float" office:value="654.0096" calcext:value-type="float">
            <text:p>654.0096</text:p>
          </table:table-cell>
          <table:table-cell table:formula="of:=[.D27]*2.3/0.0000000025" office:value-type="float" office:value="10184.4" calcext:value-type="float">
            <text:p>10184.4</text:p>
          </table:table-cell>
          <table:table-cell table:formula="of:=[.E27]*2.3/0.0000000025" office:value-type="float" office:value="1131.6" calcext:value-type="float">
            <text:p>1131.6</text:p>
          </table:table-cell>
          <table:table-cell table:formula="of:=[.F27]*2.3/0.0000000025" office:value-type="float" office:value="1124120.4" calcext:value-type="float">
            <text:p>1124120.4</text:p>
          </table:table-cell>
          <table:table-cell table:formula="of:=[.G27]*2.3/0.0000000025" office:value-type="float" office:value="1123678.8" calcext:value-type="float">
            <text:p>1123678.8</text:p>
          </table:table-cell>
          <table:table-cell table:formula="of:=[.H27]*2.3/0.0000000025" office:value-type="float" office:value="1104119.6" calcext:value-type="float">
            <text:p>1104119.6</text:p>
          </table:table-cell>
          <table:table-cell table:formula="of:=[.I27]*2.3/0.0000000025" office:value-type="float" office:value="1143458.8" calcext:value-type="float">
            <text:p>1143458.8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tau_root</text:p>
          </table:table-cell>
          <table:table-cell table:style-name="Default" office:value-type="float" office:value="20.6059" calcext:value-type="float">
            <text:p>20.6059</text:p>
          </table:table-cell>
          <table:table-cell table:style-name="ce4" office:value-type="float" office:value="0.0087406" calcext:value-type="float">
            <text:p>8.74E-03</text:p>
          </table:table-cell>
          <table:table-cell table:style-name="Default" office:value-type="float" office:value="0.1617" calcext:value-type="float">
            <text:p>0.1617</text:p>
          </table:table-cell>
          <table:table-cell table:style-name="Default" office:value-type="float" office:value="0.0262" calcext:value-type="float">
            <text:p>0.0262</text:p>
          </table:table-cell>
          <table:table-cell table:style-name="Default" office:value-type="float" office:value="20.6056" calcext:value-type="float">
            <text:p>20.6056</text:p>
          </table:table-cell>
          <table:table-cell table:style-name="Default" office:value-type="float" office:value="20.6053" calcext:value-type="float">
            <text:p>20.6053</text:p>
          </table:table-cell>
          <table:table-cell table:style-name="Default" office:value-type="float" office:value="20.2807" calcext:value-type="float">
            <text:p>20.2807</text:p>
          </table:table-cell>
          <table:table-cell table:style-name="Default" office:value-type="float" office:value="20.9157" calcext:value-type="float">
            <text:p>20.9157</text:p>
          </table:table-cell>
          <table:table-cell office:value-type="float" office:value="5257.5964" calcext:value-type="float">
            <text:p>5257.5964</text:p>
          </table:table-cell>
          <table:table-cell office:value-type="float" office:value="342.3703" calcext:value-type="float">
            <text:p>342.3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u_root_real</text:p>
          </table:table-cell>
          <table:table-cell table:style-name="ce3" table:formula="of:=[.B29]*0.0001" office:value-type="float" office:value="0.00206059" calcext:value-type="float">
            <text:p>0.00206059</text:p>
          </table:table-cell>
          <table:table-cell table:style-name="ce3" table:formula="of:=[.C29]*0.0001" office:value-type="float" office:value="0.00000087406" calcext:value-type="float">
            <text:p>8.7406E-07</text:p>
          </table:table-cell>
          <table:table-cell table:style-name="ce3" table:formula="of:=[.D29]*0.0001" office:value-type="float" office:value="0.00001617" calcext:value-type="float">
            <text:p>1.617E-05</text:p>
          </table:table-cell>
          <table:table-cell table:style-name="ce3" table:formula="of:=[.E29]*0.0001" office:value-type="float" office:value="0.00000262" calcext:value-type="float">
            <text:p>2.62E-06</text:p>
          </table:table-cell>
          <table:table-cell table:style-name="ce3" table:formula="of:=[.F29]*0.0001" office:value-type="float" office:value="0.00206056" calcext:value-type="float">
            <text:p>0.00206056</text:p>
          </table:table-cell>
          <table:table-cell table:style-name="ce3" table:formula="of:=[.G29]*0.0001" office:value-type="float" office:value="0.00206053" calcext:value-type="float">
            <text:p>0.00206053</text:p>
          </table:table-cell>
          <table:table-cell table:style-name="ce3" table:formula="of:=[.H29]*0.0001" office:value-type="float" office:value="0.00202807" calcext:value-type="float">
            <text:p>0.00202807</text:p>
          </table:table-cell>
          <table:table-cell table:style-name="ce3" table:formula="of:=[.I29]*0.0001" office:value-type="float" office:value="0.00209157" calcext:value-type="float">
            <text:p>0.002091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div_root</text:p>
          </table:table-cell>
          <table:table-cell table:formula="of:=[.B30]*2.3/0.0000000025" office:value-type="float" office:value="1895742.8" calcext:value-type="float">
            <text:p>1895742.8</text:p>
          </table:table-cell>
          <table:table-cell table:formula="of:=[.C30]*2.3/0.0000000025" office:value-type="float" office:value="804.1352" calcext:value-type="float">
            <text:p>804.1352</text:p>
          </table:table-cell>
          <table:table-cell table:formula="of:=[.D30]*2.3/0.0000000025" office:value-type="float" office:value="14876.4" calcext:value-type="float">
            <text:p>14876.4</text:p>
          </table:table-cell>
          <table:table-cell table:formula="of:=[.E30]*2.3/0.0000000025" office:value-type="float" office:value="2410.4" calcext:value-type="float">
            <text:p>2410.4</text:p>
          </table:table-cell>
          <table:table-cell table:formula="of:=[.F30]*2.3/0.0000000025" office:value-type="float" office:value="1895715.2" calcext:value-type="float">
            <text:p>1895715.2</text:p>
          </table:table-cell>
          <table:table-cell table:formula="of:=[.G30]*2.3/0.0000000025" office:value-type="float" office:value="1895687.6" calcext:value-type="float">
            <text:p>1895687.6</text:p>
          </table:table-cell>
          <table:table-cell table:formula="of:=[.H30]*2.3/0.0000000025" office:value-type="float" office:value="1865824.4" calcext:value-type="float">
            <text:p>1865824.4</text:p>
          </table:table-cell>
          <table:table-cell table:formula="of:=[.I30]*2.3/0.0000000025" office:value-type="float" office:value="1924244.4" calcext:value-type="float">
            <text:p>1924244.4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m_NE-&gt;CE</text:p>
          </table:table-cell>
          <table:table-cell table:style-name="Default" office:value-type="float" office:value="1.8288" calcext:value-type="float">
            <text:p>1.8288</text:p>
          </table:table-cell>
          <table:table-cell table:style-name="ce4" office:value-type="float" office:value="0.0055682" calcext:value-type="float">
            <text:p>5.57E-03</text:p>
          </table:table-cell>
          <table:table-cell table:style-name="Default" office:value-type="float" office:value="0.0425" calcext:value-type="float">
            <text:p>0.0425</text:p>
          </table:table-cell>
          <table:table-cell table:style-name="ce4" office:value-type="float" office:value="0.0018064" calcext:value-type="float">
            <text:p>1.81E-03</text:p>
          </table:table-cell>
          <table:table-cell table:style-name="Default" office:value-type="float" office:value="1.8262" calcext:value-type="float">
            <text:p>1.8262</text:p>
          </table:table-cell>
          <table:table-cell table:style-name="Default" office:value-type="float" office:value="1.8283" calcext:value-type="float">
            <text:p>1.8283</text:p>
          </table:table-cell>
          <table:table-cell table:style-name="Default" office:value-type="float" office:value="1.7451" calcext:value-type="float">
            <text:p>1.7451</text:p>
          </table:table-cell>
          <table:table-cell table:style-name="Default" office:value-type="float" office:value="1.9119" calcext:value-type="float">
            <text:p>1.9119</text:p>
          </table:table-cell>
          <table:table-cell office:value-type="float" office:value="30896.2463" calcext:value-type="float">
            <text:p>30896.2463</text:p>
          </table:table-cell>
          <table:table-cell office:value-type="float" office:value="58.261" calcext:value-type="float">
            <text:p>58.261</text:p>
          </table:table-cell>
          <table:table-cell table:number-columns-repeated="1013"/>
        </table:table-row>
        <table:table-row table:style-name="ro1">
          <table:table-cell/>
          <table:table-cell table:formula="of:=[.B32]*1000" office:value-type="float" office:value="1828.8" calcext:value-type="float">
            <text:p>1828.8</text:p>
          </table:table-cell>
          <table:table-cell table:formula="of:=[.C32]*1000" office:value-type="float" office:value="5.5682" calcext:value-type="float">
            <text:p>5.5682</text:p>
          </table:table-cell>
          <table:table-cell table:formula="of:=[.D32]*1000" office:value-type="float" office:value="42.5" calcext:value-type="float">
            <text:p>42.5</text:p>
          </table:table-cell>
          <table:table-cell table:formula="of:=[.E32]*1000" office:value-type="float" office:value="1.8064" calcext:value-type="float">
            <text:p>1.8064</text:p>
          </table:table-cell>
          <table:table-cell table:formula="of:=[.F32]*1000" office:value-type="float" office:value="1826.2" calcext:value-type="float">
            <text:p>1826.2</text:p>
          </table:table-cell>
          <table:table-cell table:formula="of:=[.G32]*1000" office:value-type="float" office:value="1828.3" calcext:value-type="float">
            <text:p>1828.3</text:p>
          </table:table-cell>
          <table:table-cell table:style-name="Default"/>
          <table:table-cell table:formula="of:=[.H32]*1000" office:value-type="float" office:value="1745.1" calcext:value-type="float">
            <text:p>1745.1</text:p>
          </table:table-cell>
          <table:table-cell table:style-name="ce2" table:formula="of:=[.I32]*1000" office:value-type="float" office:value="1911.9" calcext:value-type="float">
            <text:p>1911.9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m_CE-&gt;NE</text:p>
          </table:table-cell>
          <table:table-cell table:style-name="ce4" office:value-type="float" office:value="0.000059228" calcext:value-type="float">
            <text:p>5.92E-05</text:p>
          </table:table-cell>
          <table:table-cell table:style-name="ce4" office:value-type="float" office:value="0.0000099514" calcext:value-type="float">
            <text:p>9.95E-06</text:p>
          </table:table-cell>
          <table:table-cell table:style-name="ce4" office:value-type="float" office:value="0.00018027" calcext:value-type="float">
            <text:p>1.80E-04</text:p>
          </table:table-cell>
          <table:table-cell table:style-name="ce4" office:value-type="float" office:value="0.000000032496" calcext:value-type="float">
            <text:p>3.25E-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00032" calcext:value-type="float">
            <text:p>3.20E-04</text:p>
          </table:table-cell>
          <table:table-cell office:value-type="float" office:value="328.1331" calcext:value-type="float">
            <text:p>328.1331</text:p>
          </table:table-cell>
          <table:table-cell table:number-columns-repeated="1013"/>
        </table:table-row>
        <table:table-row table:style-name="ro1">
          <table:table-cell/>
          <table:table-cell table:formula="of:=[.B34]*1000" office:value-type="float" office:value="0.059228" calcext:value-type="float">
            <text:p>0.059228</text:p>
          </table:table-cell>
          <table:table-cell table:formula="of:=[.C34]*1000" office:value-type="float" office:value="0.0099514" calcext:value-type="float">
            <text:p>0.0099514</text:p>
          </table:table-cell>
          <table:table-cell table:formula="of:=[.D34]*1000" office:value-type="float" office:value="0.18027" calcext:value-type="float">
            <text:p>0.18027</text:p>
          </table:table-cell>
          <table:table-cell table:formula="of:=[.E34]*1000" office:value-type="float" office:value="0.000032496" calcext:value-type="float">
            <text:p>3.2496E-05</text:p>
          </table:table-cell>
          <table:table-cell table:formula="of:=[.F34]*1000" office:value-type="float" office:value="0" calcext:value-type="float">
            <text:p>0</text:p>
          </table:table-cell>
          <table:table-cell/>
          <table:table-cell table:formula="of:=[.I34]*1000" office:value-type="float" office:value="0" calcext:value-type="float">
            <text:p>0</text:p>
          </table:table-cell>
          <table:table-cell table:formula="of:=[.I34]*1000" office:value-type="float" office:value="0" calcext:value-type="float">
            <text:p>0</text:p>
          </table:table-cell>
          <table:table-cell table:style-name="ce2" table:formula="of:=[.J34]*1000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CE-&gt;AM</text:p>
          </table:table-cell>
          <table:table-cell table:style-name="ce4" office:value-type="float" office:value="0.00002591" calcext:value-type="float">
            <text:p>2.59E-05</text:p>
          </table:table-cell>
          <table:table-cell table:style-name="ce4" office:value-type="float" office:value="0.0000045334" calcext:value-type="float">
            <text:p>4.53E-06</text:p>
          </table:table-cell>
          <table:table-cell table:style-name="ce4" office:value-type="float" office:value="0.000073707" calcext:value-type="float">
            <text:p>7.37E-05</text:p>
          </table:table-cell>
          <table:table-cell table:style-name="ce4" office:value-type="float" office:value="0.0000000054327" calcext:value-type="float">
            <text:p>5.43E-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00015" calcext:value-type="float">
            <text:p>1.50E-04</text:p>
          </table:table-cell>
          <table:table-cell office:value-type="float" office:value="264.3375" calcext:value-type="float">
            <text:p>264.3375</text:p>
          </table:table-cell>
          <table:table-cell table:number-columns-repeated="1013"/>
        </table:table-row>
        <table:table-row table:style-name="ro1">
          <table:table-cell/>
          <table:table-cell table:formula="of:=[.B36]*1000" office:value-type="float" office:value="0.02591" calcext:value-type="float">
            <text:p>0.02591</text:p>
          </table:table-cell>
          <table:table-cell table:formula="of:=[.C36]*1000" office:value-type="float" office:value="0.0045334" calcext:value-type="float">
            <text:p>0.0045334</text:p>
          </table:table-cell>
          <table:table-cell table:formula="of:=[.D36]*1000" office:value-type="float" office:value="0.073707" calcext:value-type="float">
            <text:p>0.073707</text:p>
          </table:table-cell>
          <table:table-cell table:formula="of:=[.E36]*1000" office:value-type="float" office:value="0.0000054327" calcext:value-type="float">
            <text:p>5.4327E-06</text:p>
          </table:table-cell>
          <table:table-cell table:style-name="Default" table:number-columns-repeated="2"/>
          <table:table-cell table:formula="of:=[.H36]*1000" office:value-type="float" office:value="0" calcext:value-type="float">
            <text:p>0</text:p>
          </table:table-cell>
          <table:table-cell table:formula="of:=[.I36]*1000" office:value-type="float" office:value="0" calcext:value-type="float">
            <text:p>0</text:p>
          </table:table-cell>
          <table:table-cell table:style-name="ce2" table:formula="of:=[.J36]*1000"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AM-&gt;CE</text:p>
          </table:table-cell>
          <table:table-cell table:style-name="ce4" office:value-type="float" office:value="0.00011553" calcext:value-type="float">
            <text:p>1.16E-04</text:p>
          </table:table-cell>
          <table:table-cell table:style-name="ce4" office:value-type="float" office:value="0.000023212" calcext:value-type="float">
            <text:p>2.32E-05</text:p>
          </table:table-cell>
          <table:table-cell table:style-name="ce4" office:value-type="float" office:value="0.00033163" calcext:value-type="float">
            <text:p>3.32E-04</text:p>
          </table:table-cell>
          <table:table-cell table:style-name="ce4" office:value-type="float" office:value="0.00000010998" calcext:value-type="float">
            <text:p>1.10E-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.00068" calcext:value-type="float">
            <text:p>6.80E-04</text:p>
          </table:table-cell>
          <table:table-cell office:value-type="float" office:value="204.1022" calcext:value-type="float">
            <text:p>204.1022</text:p>
          </table:table-cell>
          <table:table-cell table:number-columns-repeated="1013"/>
        </table:table-row>
        <table:table-row table:style-name="ro1">
          <table:table-cell/>
          <table:table-cell table:formula="of:=[.B38]*1000" office:value-type="float" office:value="0.11553" calcext:value-type="float">
            <text:p>0.11553</text:p>
          </table:table-cell>
          <table:table-cell table:formula="of:=[.C38]*1000" office:value-type="float" office:value="0.023212" calcext:value-type="float">
            <text:p>0.023212</text:p>
          </table:table-cell>
          <table:table-cell table:formula="of:=[.D38]*1000" office:value-type="float" office:value="0.33163" calcext:value-type="float">
            <text:p>0.33163</text:p>
          </table:table-cell>
          <table:table-cell table:formula="of:=[.E38]*1000" office:value-type="float" office:value="0.00010998" calcext:value-type="float">
            <text:p>0.00010998</text:p>
          </table:table-cell>
          <table:table-cell table:style-name="Default" table:number-columns-repeated="2"/>
          <table:table-cell table:formula="of:=[.H38]*1000" office:value-type="float" office:value="0" calcext:value-type="float">
            <text:p>0</text:p>
          </table:table-cell>
          <table:table-cell table:formula="of:=[.I38]*1000" office:value-type="float" office:value="0" calcext:value-type="float">
            <text:p>0</text:p>
          </table:table-cell>
          <table:table-cell table:style-name="ce2" table:formula="of:=[.J38]*1000" office:value-type="float" office:value="0.68" calcext:value-type="float">
            <text:p>0.68</text:p>
          </table:table-cell>
          <table:table-cell table:style-name="ce2" table:formula="of:=[.K38]*1000" office:value-type="float" office:value="204102.2" calcext:value-type="float">
            <text:p>20410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_NE-&gt;AM</text:p>
          </table:table-cell>
          <table:table-cell table:style-name="ce4" office:value-type="float" office:value="0.0017505" calcext:value-type="float">
            <text:p>1.75E-03</text:p>
          </table:table-cell>
          <table:table-cell table:style-name="ce4" office:value-type="float" office:value="0.000038393" calcext:value-type="float">
            <text:p>3.84E-05</text:p>
          </table:table-cell>
          <table:table-cell table:style-name="ce4" office:value-type="float" office:value="0.00052041" calcext:value-type="float">
            <text:p>5.20E-04</text:p>
          </table:table-cell>
          <table:table-cell table:style-name="ce4" office:value-type="float" office:value="0.00000027082" calcext:value-type="float">
            <text:p>2.71E-07</text:p>
          </table:table-cell>
          <table:table-cell table:style-name="ce4" office:value-type="float" office:value="0.00173" calcext:value-type="float">
            <text:p>1.73E-03</text:p>
          </table:table-cell>
          <table:table-cell table:style-name="ce4" office:value-type="float" office:value="0.0016701" calcext:value-type="float">
            <text:p>1.67E-03</text:p>
          </table:table-cell>
          <table:table-cell table:style-name="Default"/>
          <table:table-cell table:style-name="ce4" office:value-type="float" office:value="0.00069" calcext:value-type="float">
            <text:p>6.90E-04</text:p>
          </table:table-cell>
          <table:table-cell table:style-name="ce4" office:value-type="float" office:value="0.00273" calcext:value-type="float">
            <text:p>2.73E-03</text:p>
          </table:table-cell>
          <table:table-cell office:value-type="float" office:value="183.7262" calcext:value-type="float">
            <text:p>183.7262</text:p>
          </table:table-cell>
          <table:table-cell table:number-columns-repeated="1013"/>
        </table:table-row>
        <table:table-row table:style-name="ro1">
          <table:table-cell/>
          <table:table-cell table:formula="of:=[.B40]*1000" office:value-type="float" office:value="1.7505" calcext:value-type="float">
            <text:p>1.7505</text:p>
          </table:table-cell>
          <table:table-cell table:formula="of:=[.C40]*1000" office:value-type="float" office:value="0.038393" calcext:value-type="float">
            <text:p>0.038393</text:p>
          </table:table-cell>
          <table:table-cell table:formula="of:=[.D40]*1000" office:value-type="float" office:value="0.52041" calcext:value-type="float">
            <text:p>0.52041</text:p>
          </table:table-cell>
          <table:table-cell table:formula="of:=[.E40]*1000" office:value-type="float" office:value="0.00027082" calcext:value-type="float">
            <text:p>0.00027082</text:p>
          </table:table-cell>
          <table:table-cell table:formula="of:=[.F40]*1000" office:value-type="float" office:value="1.73" calcext:value-type="float">
            <text:p>1.73</text:p>
          </table:table-cell>
          <table:table-cell table:formula="of:=[.G40]*1000" office:value-type="float" office:value="1.6701" calcext:value-type="float">
            <text:p>1.6701</text:p>
          </table:table-cell>
          <table:table-cell table:style-name="ce4"/>
          <table:table-cell table:formula="of:=[.I40]*1000" office:value-type="float" office:value="0.69" calcext:value-type="float">
            <text:p>0.69</text:p>
          </table:table-cell>
          <table:table-cell table:style-name="ce2" table:formula="of:=[.J40]*1000" office:value-type="float" office:value="2.73" calcext:value-type="float">
            <text:p>2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_AM-&gt;NE</text:p>
          </table:table-cell>
          <table:table-cell table:style-name="ce4" office:value-type="float" office:value="0.0014819" calcext:value-type="float">
            <text:p>1.48E-03</text:p>
          </table:table-cell>
          <table:table-cell table:style-name="ce4" office:value-type="float" office:value="0.000074738" calcext:value-type="float">
            <text:p>7.47E-05</text:p>
          </table:table-cell>
          <table:table-cell table:style-name="ce4" office:value-type="float" office:value="0.00046424" calcext:value-type="float">
            <text:p>4.64E-04</text:p>
          </table:table-cell>
          <table:table-cell table:style-name="ce4" office:value-type="float" office:value="0.00000021552" calcext:value-type="float">
            <text:p>2.16E-07</text:p>
          </table:table-cell>
          <table:table-cell table:style-name="ce4" office:value-type="float" office:value="0.00144" calcext:value-type="float">
            <text:p>1.44E-03</text:p>
          </table:table-cell>
          <table:table-cell table:style-name="ce4" office:value-type="float" office:value="0.0014064" calcext:value-type="float">
            <text:p>1.41E-03</text:p>
          </table:table-cell>
          <table:table-cell table:style-name="Default"/>
          <table:table-cell table:style-name="ce4" office:value-type="float" office:value="0.00063" calcext:value-type="float">
            <text:p>6.30E-04</text:p>
          </table:table-cell>
          <table:table-cell table:style-name="ce4" office:value-type="float" office:value="0.00243" calcext:value-type="float">
            <text:p>2.43E-03</text:p>
          </table:table-cell>
          <table:table-cell office:value-type="float" office:value="38.5827" calcext:value-type="float">
            <text:p>38.5827</text:p>
          </table:table-cell>
          <table:table-cell table:number-columns-repeated="1013"/>
        </table:table-row>
        <table:table-row table:style-name="ro1">
          <table:table-cell/>
          <table:table-cell table:formula="of:=[.B42]*1000" office:value-type="float" office:value="1.4819" calcext:value-type="float">
            <text:p>1.4819</text:p>
          </table:table-cell>
          <table:table-cell table:formula="of:=[.C42]*1000" office:value-type="float" office:value="0.074738" calcext:value-type="float">
            <text:p>0.074738</text:p>
          </table:table-cell>
          <table:table-cell table:formula="of:=[.D42]*1000" office:value-type="float" office:value="0.46424" calcext:value-type="float">
            <text:p>0.46424</text:p>
          </table:table-cell>
          <table:table-cell table:formula="of:=[.E42]*1000" office:value-type="float" office:value="0.00021552" calcext:value-type="float">
            <text:p>0.00021552</text:p>
          </table:table-cell>
          <table:table-cell table:formula="of:=[.F42]*1000" office:value-type="float" office:value="1.44" calcext:value-type="float">
            <text:p>1.44</text:p>
          </table:table-cell>
          <table:table-cell table:formula="of:=[.G42]*1000" office:value-type="float" office:value="1.4064" calcext:value-type="float">
            <text:p>1.4064</text:p>
          </table:table-cell>
          <table:table-cell table:style-name="ce4"/>
          <table:table-cell table:formula="of:=[.I42]*1000" office:value-type="float" office:value="0.63" calcext:value-type="float">
            <text:p>0.63</text:p>
          </table:table-cell>
          <table:table-cell table:style-name="ce2" table:formula="of:=[.J42]*1000" office:value-type="float" office:value="2.43" calcext:value-type="float">
            <text:p>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-ld-ln</text:p>
          </table:table-cell>
          <table:table-cell table:style-name="Default" office:value-type="float" office:value="-802.0641" calcext:value-type="float">
            <text:p>-802.0641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3109" calcext:value-type="float">
            <text:p>0.3109</text:p>
          </table:table-cell>
          <table:table-cell table:style-name="Default" office:value-type="float" office:value="0.0967" calcext:value-type="float">
            <text:p>0.0967</text:p>
          </table:table-cell>
          <table:table-cell table:style-name="Default" office:value-type="float" office:value="-802.0647" calcext:value-type="float">
            <text:p>-802.064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802.6817" calcext:value-type="float">
            <text:p>-802.6817</text:p>
          </table:table-cell>
          <table:table-cell table:style-name="Default" office:value-type="float" office:value="-801.4581" calcext:value-type="float">
            <text:p>-801.4581</text:p>
          </table:table-cell>
          <table:table-cell office:value-type="float" office:value="3372.8559" calcext:value-type="float">
            <text:p>3372.8559</text:p>
          </table:table-cell>
          <table:table-cell office:value-type="float" office:value="533.6857" calcext:value-type="float">
            <text:p>533.68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ll-ld-ln</text:p>
          </table:table-cell>
          <table:table-cell table:style-name="Default" office:value-type="float" office:value="-5289006.3148" calcext:value-type="float">
            <text:p>-5289006.3148</text:p>
          </table:table-cell>
          <table:table-cell table:style-name="Default" office:value-type="float" office:value="3.1154" calcext:value-type="float">
            <text:p>3.1154</text:p>
          </table:table-cell>
          <table:table-cell table:style-name="Default" office:value-type="float" office:value="250.4209" calcext:value-type="float">
            <text:p>250.4209</text:p>
          </table:table-cell>
          <table:table-cell table:style-name="Default" office:value-type="float" office:value="62710.632" calcext:value-type="float">
            <text:p>62710.632</text:p>
          </table:table-cell>
          <table:table-cell table:style-name="Default" office:value-type="float" office:value="-5289004.5705" calcext:value-type="float">
            <text:p>-5289004.57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-5289508.2304" calcext:value-type="float">
            <text:p>-5289508.2304</text:p>
          </table:table-cell>
          <table:table-cell table:style-name="Default" office:value-type="float" office:value="-5288525.9233" calcext:value-type="float">
            <text:p>-5288525.9233</text:p>
          </table:table-cell>
          <table:table-cell office:value-type="float" office:value="278.6083" calcext:value-type="float">
            <text:p>278.6083</text:p>
          </table:table-cell>
          <table:table-cell office:value-type="float" office:value="6460.8449" calcext:value-type="float">
            <text:p>6460.8449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5T18:10:19.071019366</dc:date>
    <meta:editing-duration>PT6M</meta:editing-duration>
    <meta:editing-cycles>2</meta:editing-cycles>
    <meta:generator>LibreOffice/6.0.7.3$Linux_X86_64 LibreOffice_project/00m0$Build-3</meta:generator>
    <meta:document-statistic meta:table-count="1" meta:cell-count="431" meta:object-count="0"/>
  </office:meta>
</office:document-meta>
</file>